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90H25M18.220051S" calcext:value-type="time">
            <text:p>1290:2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/>
          <table:table-cell table:formula="of:=IF([.C244]-[.B244] &gt; 0; [.C244]-[.B2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4]-[.F244] &gt; 0; [.G244]-[.F244]; 0)" office:value-type="time" office:time-value="PT00H00M00S" calcext:value-type="time">
            <text:p>00:00</text:p>
          </table:table-cell>
          <table:table-cell table:formula="of:=[.D244]+[.H24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Dialogue appending for reliable menu acces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45]-[.B245] &gt; 0; [.C245]-[.B24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45]-[.F245] &gt; 0; [.G245]-[.F245]; 0)" office:value-type="time" office:time-value="PT00H00M00S" calcext:value-type="time">
            <text:p>00:00</text:p>
          </table:table-cell>
          <table:table-cell table:style-name="ce18" table:formula="of:=[.D245]+[.H24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16H29M55.003S" calcext:value-type="time">
            <text:p>16:2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 style:data-style-name="N2" text:time-value="08:07:40.3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2T09:33:27.585000000</dc:date>
    <meta:editing-duration>P57DT4H35M40S</meta:editing-duration>
    <meta:editing-cycles>1510</meta:editing-cycles>
    <meta:generator>LibreOffice/7.2.6.2$Windows_X86_64 LibreOffice_project/b0ec3a565991f7569a5a7f5d24fed7f52653d754</meta:generator>
    <dc:creator>Benjamin Laws</dc:creator>
    <meta:document-statistic meta:table-count="2" meta:cell-count="1844" meta:object-count="0"/>
  </office:meta>
</office:document-meta>
</file>